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color="#FF0000" fo:language="es" fo:country="ES"/>
    </style:style>
    <style:style style:name="T4" style:parent-style-name="Fuentedepárrafopredeter." style:family="text">
      <style:text-properties fo:color="#4472C4" fo:language="es" fo:country="ES"/>
    </style:style>
    <style:style style:name="T5" style:parent-style-name="Fuentedepárrafopredeter." style:family="text">
      <style:text-properties fo:color="#70AD47"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color="#FF0000" fo:language="es" fo:country="ES"/>
    </style:style>
    <style:style style:name="T17" style:parent-style-name="Fuentedepárrafopredeter." style:family="text">
      <style:text-properties fo:color="#4472C4" fo:language="es" fo:country="ES"/>
    </style:style>
    <style:style style:name="T18" style:parent-style-name="Fuentedepárrafopredeter." style:family="text">
      <style:text-properties fo:color="#70AD47"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color="#FF0000" fo:language="es" fo:country="ES"/>
    </style:style>
    <style:style style:name="P21" style:parent-style-name="Normal" style:family="paragraph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color="#4472C4" fo:language="es" fo:country="ES"/>
    </style:style>
    <style:style style:name="T25" style:parent-style-name="Fuentedepárrafopredeter." style:family="text">
      <style:text-properties fo:color="#70AD47"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color="#FF0000" fo:language="es" fo:country="ES"/>
    </style:style>
    <style:style style:name="T30" style:parent-style-name="Fuentedepárrafopredeter." style:family="text">
      <style:text-properties fo:color="#4472C4" fo:language="es" fo:country="ES"/>
    </style:style>
    <style:style style:name="T31" style:parent-style-name="Fuentedepárrafopredeter." style:family="text">
      <style:text-properties fo:color="#70AD47" fo:language="es" fo:country="ES"/>
    </style:style>
    <style:style style:name="P32" style:parent-style-name="Normal" style:family="paragraph">
      <style:text-properties fo:language="es" fo:country="ES"/>
    </style:style>
    <style:style style:name="P33" style:parent-style-name="Normal" style:family="paragraph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color="#4472C4" fo:language="es" fo:country="ES"/>
    </style:style>
    <style:style style:name="T36" style:parent-style-name="Fuentedepárrafopredeter." style:family="text">
      <style:text-properties fo:color="#70AD47" fo:language="es" fo:country="ES"/>
    </style:style>
    <style:style style:name="P37" style:parent-style-name="Normal" style:family="paragraph">
      <style:text-properties fo:language="es" fo:country="ES"/>
    </style:style>
    <style:style style:name="P38" style:parent-style-name="Normal" style:family="paragraph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color="#4472C4"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color="#4472C4" fo:language="es" fo:country="ES"/>
    </style:style>
    <style:style style:name="P43" style:parent-style-name="Normal" style:family="paragraph">
      <style:text-properties fo:language="es" fo:country="ES"/>
    </style:style>
    <style:style style:name="P44" style:parent-style-name="Normal" style:family="paragraph">
      <style:text-properties fo:language="es" fo:country="ES"/>
    </style:style>
    <style:style style:name="T45" style:parent-style-name="Fuentedepárrafopredeter." style:family="text">
      <style:text-properties style:font-name="Segoe UI Symbol" fo:language="es" fo:country="ES"/>
    </style:style>
    <style:style style:name="T46" style:parent-style-name="Fuentedepárrafopredeter." style:family="text">
      <style:text-properties style:font-name="Segoe UI Symbol" style:text-underline-type="single" style:text-underline-style="solid" style:text-underline-width="auto" style:text-underline-mode="continuous" fo:language="es" fo:country="ES"/>
    </style:style>
    <style:style style:name="P47" style:parent-style-name="Normal" style:family="paragraph">
      <style:text-properties style:font-name="Segoe UI Symbol" fo:language="es" fo:country="ES"/>
    </style:style>
    <style:style style:name="P48" style:parent-style-name="Normal" style:family="paragraph">
      <style:text-properties fo:language="es" fo:country="ES"/>
    </style:style>
    <style:style style:name="TableColumn50" style:family="table-column">
      <style:table-column-properties style:column-width="3.2916in"/>
    </style:style>
    <style:style style:name="Table49" style:family="table">
      <style:table-properties style:width="3.2916in" fo:margin-left="0in" table:align="left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fo:hyphenate="true"/>
    </style:style>
    <style:style style:name="T54" style:parent-style-name="Fuentedepárrafopredeter." style:family="text">
      <style:text-properties style:font-name-asian="Times New Roman" style:font-name-complex="Calibri" fo:color="#000000" fo:language="es" fo:country="ES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es" fo:country="ES" fo:hyphenate="true"/>
    </style:style>
    <style:style style:name="TableRow58" style:family="table-row">
      <style:table-row-properties style:min-row-height="0.2083in"/>
    </style:style>
    <style:style style:name="TableCell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fo:hyphenate="true"/>
    </style:style>
    <style:style style:name="T61" style:parent-style-name="Fuentedepárrafopredeter." style:family="text">
      <style:text-properties style:font-name-asian="Times New Roman" style:font-name-complex="Calibri" fo:color="#000000" fo:language="es" fo:country="ES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fo:hyphenate="true"/>
    </style:style>
    <style:style style:name="T65" style:parent-style-name="Fuentedepárrafopredeter." style:family="text">
      <style:text-properties style:font-name-asian="Times New Roman" style:font-name-complex="Calibri" fo:color="#000000" fo:language="es" fo:country="ES"/>
    </style:style>
    <style:style style:name="P66" style:parent-style-name="Normal" style:family="paragraph">
      <style:text-properties fo:language="es" fo:country="ES"/>
    </style:style>
    <style:style style:name="P67" style:parent-style-name="Normal" style:family="paragraph">
      <style:text-properties fo:language="es" fo:country="ES"/>
    </style:style>
    <style:style style:name="P68" style:parent-style-name="Normal" style:family="paragraph">
      <style:text-properties fo:language="es" fo:country="ES"/>
    </style:style>
    <style:style style:name="P69" style:parent-style-name="Normal" style:family="paragraph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fo:color="#C00000" fo:language="es" fo:country="ES"/>
    </style:style>
    <style:style style:name="T73" style:parent-style-name="Fuentedepárrafopredeter." style:family="text">
      <style:text-properties fo:color="#4472C4" fo:language="es" fo:country="ES"/>
    </style:style>
    <style:style style:name="T74" style:parent-style-name="Fuentedepárrafopredeter." style:family="text">
      <style:text-properties fo:color="#70AD47" fo:language="es" fo:country="ES"/>
    </style:style>
    <style:style style:name="P75" style:parent-style-name="Normal" style:family="paragraph">
      <style:text-properties fo:language="es" fo:country="ES"/>
    </style:style>
    <style:style style:name="T76" style:parent-style-name="Fuentedepárrafopredeter." style:family="text">
      <style:text-properties fo:language="es" fo:country="ES"/>
    </style:style>
    <style:style style:name="T77" style:parent-style-name="Fuentedepárrafopredeter." style:family="text">
      <style:text-properties fo:color="#C00000" fo:language="es" fo:country="ES"/>
    </style:style>
    <style:style style:name="T78" style:parent-style-name="Fuentedepárrafopredeter." style:family="text">
      <style:text-properties fo:color="#4472C4" fo:language="es" fo:country="ES"/>
    </style:style>
    <style:style style:name="T79" style:parent-style-name="Fuentedepárrafopredeter." style:family="text">
      <style:text-properties fo:color="#70AD47" fo:language="es" fo:country="ES"/>
    </style:style>
  </office:automatic-styles>
  <office:body>
    <office:text text:use-soft-page-breaks="true">
      <text:p text:style-name="P1"><text:span text:style-name="T2">Descripción ISAD(G) Norma Internacional General de Descripción Archivística <text:s/></text:span><text:span text:style-name="T3">secciones<text:s/></text:span><text:span text:style-name="T4">series <text:s/></text:span><text:span text:style-name="T5">ud</text:span></text:p>
      <text:p text:style-name="P6">1. area de identificación<text:s/></text:p>
      <text:p text:style-name="P7">Código de referencia:</text:p>
      <text:p text:style-name="P8">Título:</text:p>
      <text:p text:style-name="P9">Fecha(s):<text:s/></text:p>
      <text:p text:style-name="P10">Nivel de descripción:<text:s/></text:p>
      <text:p text:style-name="P11">Volumen:</text:p>
      <text:p text:style-name="P12"/>
      <text:p text:style-name="P13">ÁREA DE CONTEXTO<text:s/></text:p>
      <text:p text:style-name="Normal"><text:span text:style-name="T14">Nombre(s) de<text:s/></text:span><text:span text:style-name="T15">productor(es):<text:s/></text:span><text:span text:style-name="T16">secciones <text:s/></text:span><text:span text:style-name="T17">series<text:s/></text:span><text:span text:style-name="T18">ud</text:span></text:p>
      <text:p text:style-name="Normal"><text:span text:style-name="T19">Historia institucional:<text:s/></text:span><text:span text:style-name="T20">secciones<text:s/></text:span></text:p>
      <text:p text:style-name="P21">Historia archivística:<text:s/></text:p>
      <text:p text:style-name="Normal"><text:span text:style-name="T22">Forma de ingreso:<text:s/></text:span><text:span text:style-name="T23"><text:tab/></text:span><text:span text:style-name="T24">series<text:s/></text:span><text:span text:style-name="T25">ud</text:span></text:p>
      <text:p text:style-name="P26"/>
      <text:p text:style-name="P27">ÁREA DE CONTENIDO Y ESTRUCTURA<text:s/></text:p>
      <text:p text:style-name="Normal"><text:span text:style-name="T28">Alcance y contenido:<text:s/></text:span><text:span text:style-name="T29">secciones<text:s/></text:span><text:span text:style-name="T30">series<text:s/></text:span><text:span text:style-name="T31">ud</text:span></text:p>
      <text:p text:style-name="P32">Valoración, Selección y Eliminación</text:p>
      <text:p text:style-name="P33">Nuevos Ingresos</text:p>
      <text:p text:style-name="Normal"><text:span text:style-name="T34">Organización: <text:s text:c="2"/></text:span><text:span text:style-name="T35">series <text:s/></text:span><text:span text:style-name="T36">ud<text:s/></text:span></text:p>
      <text:p text:style-name="P37"/>
      <text:p text:style-name="P38">ÁREA DE CONDICIONES DE ACCESO Y UTILIZACIÓN<text:s/></text:p>
      <text:p text:style-name="Normal"><text:span text:style-name="T39">Condiciones de acceso: <text:s/></text:span><text:span text:style-name="T40">series</text:span></text:p>
      <text:p text:style-name="Normal"><text:span text:style-name="T41">Condiciones de reproducción: <text:s/></text:span><text:span text:style-name="T42">series</text:span></text:p>
      <text:p text:style-name="P43">Lenguaje-Escritura de los documentos: <text:s/></text:p>
      <text:p text:style-name="P44">Características físicas y requisitos técnicos:<text:s/></text:p>
      <text:p text:style-name="Normal"><text:span text:style-name="T45">Instrumentos de<text:s/></text:span><text:span text:style-name="T46">descripcion</text:span></text:p>
      <text:p text:style-name="P47"/>
      <text:p text:style-name="P48">ÁREA DE DOCUMENTACIÓN ASOCIADA<text:s/>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Existencia y localizacion original</text:span></text:p>
          </table:table-cell>
        </table:table-row>
        <table:table-row table:style-name="TableRow55">
          <table:table-cell table:style-name="TableCell56">
            <text:p text:style-name="P57">Existencia y localizacion de copias <text:s/></text:p>
          </table:table-cell>
        </table:table-row>
        <table:table-row table:style-name="TableRow58">
          <table:table-cell table:style-name="TableCell59">
            <text:p text:style-name="P60"><text:span text:style-name="T61">Unidades de descripcion relacionadas</text:span></text:p>
          </table:table-cell>
        </table:table-row>
        <table:table-row table:style-name="TableRow62">
          <table:table-cell table:style-name="TableCell63">
            <text:p text:style-name="P64"><text:span text:style-name="T65">Nota de publicación</text:span></text:p>
          </table:table-cell>
        </table:table-row>
      </table:table>
      <text:p text:style-name="P66"/>
      <text:p text:style-name="P67">ÁREA DE NOTAS<text:s/></text:p>
      <text:p text:style-name="P68">Nota</text:p>
      <text:p text:style-name="P69">ÁREA DE CONTROL DE LA DESCRIPCIÓN<text:s/></text:p>
      <text:p text:style-name="Normal"><text:span text:style-name="T70">Nota del<text:s/></text:span><text:span text:style-name="T71">archivero: <text:s text:c="2"/></text:span><text:span text:style-name="T72">secciones <text:s text:c="2"/></text:span><text:span text:style-name="T73">series<text:s/></text:span><text:span text:style-name="T74">ud</text:span></text:p>
      <text:p text:style-name="P75">Reglas o normas:<text:s/></text:p>
      <text:p text:style-name="Normal"><text:span text:style-name="T76">Fecha de la descripción: <text:s text:c="2"/></text:span><text:span text:style-name="T77">seciones<text:s/></text:span><text:span text:style-name="T78">series<text:s/></text:span><text:span text:style-name="T79">u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5" style:display-name="Título 5" style:family="paragraph" style:parent-style-name="Normal" style:default-outline-level="5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5Car" style:display-name="Título 5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less Matos</meta:initial-creator>
    <dc:creator>Arless Matos</dc:creator>
    <meta:creation-date>2019-09-16T13:58:00Z</meta:creation-date>
    <dc:date>2019-10-22T17:43:00Z</dc:date>
    <meta:template xlink:href="Normal" xlink:type="simple"/>
    <meta:editing-cycles>5</meta:editing-cycles>
    <meta:editing-duration>PT1572660S</meta:editing-duration>
    <meta:document-statistic meta:page-count="1" meta:paragraph-count="2" meta:word-count="159" meta:character-count="1067" meta:row-count="7" meta:non-whitespace-character-count="910"/>
  </office:meta>
</office:document-meta>
</file>